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P1" style:family="paragraph" style:parent-style-name="Text_20_body">
      <style:text-properties fo:font-size="10pt" style:font-size-asian="8.75pt" style:font-size-complex="10pt"/>
    </style:style>
    <style:style style:name="P2" style:family="paragraph" style:parent-style-name="Text_20_body" style:list-style-name="L1"/>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2"/>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Client Registration at NCC via YEP</text:h>
      <text:p text:style-name="P1">Version 1 2008-02-04, Michael Calmer</text:p>
      <text:p text:style-name="P1"/>
      <text:p text:style-name="Text_20_body">This document describes how YEP register a client at NCC. Additionally it defines an operation to delete a client in NCC (re-register), a list operation and a bulk request to perform more than one operation in once. </text:p>
      <text:p text:style-name="Text_20_body"/>
      <text:h text:style-name="Heading_20_2" text:outline-level="2">Registration from YEP (mandatory)</text:h>
      <text:p text:style-name="Text_20_body"/>
      <text:p text:style-name="Text_20_body">The registration is similar to the already defined &lt;register&gt; call from suse_register. As enhancement to this the YEP GUID (and the YEP SECRET (?)) <text:s/>is added to this call, because a regcode cannot be provided. </text:p>
      <text:p text:style-name="Text_20_body">For the basic definition see: <text:a xlink:type="simple" xlink:href="http://en.opensuse.org/Software_Management/Registration#Registration">http://en.opensuse.org/Software_Management/Registration#Registration</text:a></text:p>
      <text:p text:style-name="Text_20_body"/>
      <text:p text:style-name="Text_20_body">Example:</text:p>
      <text:p text:style-name="Code">&lt;?xml version="1.0" encoding="UTF-8"?&gt;</text:p>
      <text:p text:style-name="Code">&lt;register xmlns="<text:a xlink:type="simple" xlink:href="http://www.novell.com/xml/center/regsvc-1_0">http://www.novell.com/xml/center/regsvc-1_0</text:a>"</text:p>
      <text:p text:style-name="Code"><text:s text:c="10"/>lang="en" accept=”optional”&gt;</text:p>
      <text:p text:style-name="Code"><text:s/>&lt;guid&gt;1badbeef4abadb01&lt;/guid&gt;</text:p>
      <text:p text:style-name="Code"><text:s/>&lt;host&gt;564894af454e9d12&lt;/host&gt;</text:p>
      <text:p text:style-name="Code"><text:s/>&lt;yepguid&gt;ab6205f37503eed745&lt;/yepguid&gt;</text:p>
      <text:p text:style-name="Code"><text:s/>&lt;yepsecret&gt;3549049a673565ße847bb465&lt;/yepsecret&gt; &lt;!-- is this needed? --&gt;</text:p>
      <text:p text:style-name="Code"><text:s/>&lt;product version=”10” release=”” arch=”i686”&gt;</text:p>
      <text:p text:style-name="Code"><text:s text:c="3"/>&lt;![CDATA[SUSE-Linux-Enterprise-Server-i386]]&gt; </text:p>
      <text:p text:style-name="Code"><text:s/>&lt;/product&gt;</text:p>
      <text:p text:style-name="Code"><text:s/>&lt;param id="processor"&gt;i686&lt;/parameter&gt;</text:p>
      <text:p text:style-name="Code"><text:s/>&lt;param id="platform"&gt;i386&lt;/parameter&gt;</text:p>
      <text:p text:style-name="Code"><text:s/>&lt;param id="timezone"&gt;US/Mountain&lt;/parameter&gt;</text:p>
      <text:p text:style-name="Code">&lt;/register&gt;</text:p>
      <text:p text:style-name="Text_20_body"/>
      <text:p text:style-name="Text_20_body">YEP expect that the provided data are complete and sufficient for a successful registration. This means that it does not expect a <text:span text:style-name="T1">&lt;needinfo&gt;</text:span> on this register call. A <text:span text:style-name="T1">&lt;zmdconfig&gt; </text:span><text:span text:style-name="T2">is not required as success answer (but if it is easier for NCC to implement this, it would be ok.), a HTTP Status of 200 would be enough.</text:span></text:p>
      <text:p text:style-name="Text_20_body"><text:span text:style-name="T2">An error should happen, if yepguid does not exist or yepguid and yepsecret does not match.</text:span></text:p>
      <text:p text:style-name="Text_20_body"><text:span text:style-name="T2"/></text:p>
      <text:h text:style-name="Heading_20_2" text:outline-level="2"><text:span text:style-name="T2">Delete a registration – de-register (nice-to-have)</text:span></text:h>
      <text:p text:style-name="Text_20_body"><text:span text:style-name="T2">If the YEP administrator delete a registration on YEP it should be possible to submit this </text:span><text:soft-page-break/><text:span text:style-name="T2">information to NCC too. For this a new </text:span><text:span text:style-name="T1">&lt;de-register&gt; </text:span><text:span text:style-name="T2">call is required. This call provide the GUID of the client which should be removed and the yepguid (and yepsecret) where this client belong to. </text:span></text:p>
      <text:p text:style-name="Text_20_body"><text:span text:style-name="T2"/></text:p>
      <text:p text:style-name="Text_20_body"><text:span text:style-name="T2">Example:</text:span></text:p>
      <text:p text:style-name="Code">&lt;?xml version="1.0" encoding="UTF-8"?&gt;</text:p>
      <text:p text:style-name="Code">&lt;de-register xmlns="<text:a xlink:type="simple" xlink:href="http://www.novell.com/xml/center/regsvc-1_0">http://www.novell.com/xml/center/regsvc-1_0</text:a>"</text:p>
      <text:p text:style-name="Code"><text:s text:c="13"/>lang="en"&gt;</text:p>
      <text:p text:style-name="Code"><text:s/>&lt;guid&gt;1badbeef4abadb01&lt;/guid&gt;</text:p>
      <text:p text:style-name="Code"><text:s/>&lt;yepguid&gt;ab6205f37503eed745&lt;/yepguid&gt;</text:p>
      <text:p text:style-name="Code"><text:s/>&lt;yepsecret&gt;3549049a673565ße847bb465&lt;/yepsecret&gt; &lt;!-- is this needed? --&gt;</text:p>
      <text:p text:style-name="Code"><text:span text:style-name="T2">&lt;/de-register&gt;</text:span></text:p>
      <text:p text:style-name="Code"><text:span text:style-name="T2"/></text:p>
      <text:p text:style-name="Text_20_body"><text:span text:style-name="T2">On success a page with HTTP Status Code 200 is expected. If yepguid does not exist or yepguid and yepsecret does not match an error code is expected. If the guid does not exist for this yepguid <text:s/>the result should be a success message (no error). This can happen if the customer removed this client via NCC Webpage before he delete it in YEP. </text:span></text:p>
      <text:p text:style-name="Text_20_body"><text:span text:style-name="T2"/></text:p>
      <text:h text:style-name="Heading_20_2" text:outline-level="2"><text:span text:style-name="T2">List registrations – listregistrations (important)</text:span></text:h>
      <text:p text:style-name="Text_20_body"><text:span text:style-name="T2">This call should return a list of all clients which are registered via YEP. </text:span></text:p>
      <text:p text:style-name="Text_20_body"><text:span text:style-name="T2"/></text:p>
      <text:p text:style-name="Text_20_body"><text:span text:style-name="T2">Example:</text:span></text:p>
      <text:p text:style-name="Code">&lt;?xml version="1.0" encoding="UTF-8"?&gt;</text:p>
      <text:p text:style-name="Code">&lt;listregistrations xmlns="<text:a xlink:type="simple" xlink:href="http://www.novell.com/xml/center/regsvc-1_0">http://www.novell.com/xml/center/regsvc-1_0</text:a>"</text:p>
      <text:p text:style-name="Code"><text:s text:c="19"/>lang="en"&gt;</text:p>
      <text:p text:style-name="Code"><text:s/>&lt;yepguid&gt;ab6205f37503eed745&lt;/yepguid&gt;</text:p>
      <text:p text:style-name="Code"><text:s/>&lt;yepsecret&gt;3549049a673565ße847bb465&lt;/yepsecret&gt; &lt;!-- is this needed? --&gt;</text:p>
      <text:p text:style-name="Code"><text:span text:style-name="T2">&lt;/listregistrations&gt;</text:span></text:p>
      <text:p text:style-name="Code"><text:span text:style-name="T2"/></text:p>
      <text:p text:style-name="Text_20_body"><text:span text:style-name="T2">Answer from NCC:</text:span></text:p>
      <text:p text:style-name="Code">&lt;?xml version="1.0" encoding="UTF-8"?&gt;</text:p>
      <text:p text:style-name="Code"><text:span text:style-name="T2">&lt;registrations</text:span> xmlns="<text:a xlink:type="simple" xlink:href="http://www.novell.com/xml/center/regsvc-1_0">http://www.novell.com/xml/center/regsvc-1_0</text:a>"</text:p>
      <text:p text:style-name="Code"><text:s text:c="15"/>lang="en"&gt;</text:p>
      <text:p text:style-name="Code"><text:s/>&lt;yepguid&gt;ab6205f37503eed745&lt;/yepguid&gt;</text:p>
      <text:p text:style-name="Code"><text:span text:style-name="T2"><text:s/>&lt;client&gt;</text:span></text:p>
      <text:p text:style-name="Code"><text:span text:style-name="T2"><text:s text:c="3"/>&lt;guid&gt;1badbeef4abadb01&lt;/guid&gt;</text:span></text:p>
      <text:p text:style-name="Code"><text:span text:style-name="T2"><text:s/>&lt;/client&gt;</text:span></text:p>
      <text:p text:style-name="Code"><text:span text:style-name="T2"><text:s/>&lt;client&gt;</text:span></text:p>
      <text:p text:style-name="Code"><text:span text:style-name="T2"><text:s text:c="3"/>&lt;guid&gt;e164badbeef4abadb01&lt;/guid&gt;</text:span></text:p>
      <text:p text:style-name="Code"><text:span text:style-name="T2"><text:s/>&lt;/client&gt;</text:span></text:p>
      <text:p text:style-name="Code"><text:span text:style-name="T2"><text:s/>&lt;client&gt;</text:span></text:p>
      <text:p text:style-name="Code"><text:soft-page-break/><text:span text:style-name="T2"><text:s text:c="3"/>&lt;guid&gt;adbeef4abadb013564&lt;/guid&gt;</text:span></text:p>
      <text:p text:style-name="Code"><text:span text:style-name="T2"><text:s/>&lt;/client&gt;</text:span></text:p>
      <text:p text:style-name="Code"><text:span text:style-name="T2">&lt;/registrations&gt;</text:span></text:p>
      <text:p text:style-name="Code"><text:span text:style-name="T2"/></text:p>
      <text:p text:style-name="Text_20_body"><text:span text:style-name="T2">The request include the yepguid and the yepsecret. The answer from NCC include the yepguid and a </text:span><text:span text:style-name="T1">&lt;client&gt;</text:span><text:span text:style-name="T2"> block for every registered client. This client block contains the guid of the client. (We can enhance this later with more data if required.)</text:span></text:p>
      <text:p text:style-name="Text_20_body"><text:span text:style-name="T2"/></text:p>
      <text:h text:style-name="Heading_20_2" text:outline-level="2"><text:span text:style-name="T2">Bulk Operation – bulkop (important)</text:span></text:h>
      <text:p text:style-name="Text_20_body"><text:span text:style-name="T2">The bulk operation can carry one or more </text:span><text:span text:style-name="T1">&lt;register&gt;</text:span><text:span text:style-name="T2"> and </text:span><text:span text:style-name="T1">&lt;de-register&gt; </text:span><text:span text:style-name="T2">operations in a single request. Mixing </text:span><text:span text:style-name="T1">&lt;register&gt;</text:span><text:span text:style-name="T2"> and </text:span><text:span text:style-name="T1">&lt;de-register&gt;</text:span><text:span text:style-name="T2"> in a bulk operation is allowed. </text:span></text:p>
      <text:p text:style-name="Text_20_body"><text:span text:style-name="T2"/></text:p>
      <text:p text:style-name="Text_20_body"><text:span text:style-name="T2">Example:</text:span></text:p>
      <text:p text:style-name="Code"><text:span text:style-name="T2">&lt;bulkop</text:span> xmlns="<text:a xlink:type="simple" xlink:href="http://www.novell.com/xml/center/regsvc-1_0">http://www.novell.com/xml/center/regsvc-1_0</text:a>"</text:p>
      <text:p text:style-name="Code"><text:s text:c="8"/>lang="en"&gt;</text:p>
      <text:p text:style-name="Code"><text:s text:c="2"/>&lt;register lang="en" accept=”optional”&gt;</text:p>
      <text:p text:style-name="Code"><text:s text:c="3"/>&lt;guid&gt;1badbeef4abadb01&lt;/guid&gt;</text:p>
      <text:p text:style-name="Code"><text:s text:c="3"/>&lt;host&gt;564894af454e9d12&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Server-i386]]&gt; </text:p>
      <text:p text:style-name="Code"><text:s text:c="3"/>&lt;/product&gt;</text:p>
      <text:p text:style-name="Code"><text:s text:c="3"/>&lt;param id="processor"&gt;i686&lt;/parameter&gt;</text:p>
      <text:p text:style-name="Code"><text:s text:c="3"/>&lt;param id="platform"&gt;i386&lt;/parameter&gt;</text:p>
      <text:p text:style-name="Code"><text:s text:c="3"/>&lt;param id="timezone"&gt;US/Mountain&lt;/parameter&gt;</text:p>
      <text:p text:style-name="Code"><text:s text:c="2"/>&lt;/register&gt;</text:p>
      <text:p text:style-name="Code"><text:s text:c="2"/>&lt;de-register lang="en"&gt;</text:p>
      <text:p text:style-name="Code"><text:s text:c="3"/>&lt;guid&gt;1badbeef4abadb01&lt;/guid&gt;</text:p>
      <text:p text:style-name="Code"><text:s text:c="3"/>&lt;yepguid&gt;ab6205f37503eed745&lt;/yepguid&gt;</text:p>
      <text:p text:style-name="Code"><text:s text:c="3"/>&lt;yepsecret&gt;3549049a673565ße847bb465&lt;/yepsecret&gt; &lt;!-- is this needed? --&gt;</text:p>
      <text:p text:style-name="Code"><text:span text:style-name="T2"><text:s text:c="2"/>&lt;/de-register&gt;</text:span></text:p>
      <text:p text:style-name="Code"><text:s text:c="2"/>&lt;register lang="en" accept=”optional”&gt;</text:p>
      <text:p text:style-name="Code"><text:s text:c="3"/>&lt;guid&gt;ef4abadb01735540a7f5354&lt;/guid&gt;</text:p>
      <text:p text:style-name="Code"><text:s text:c="3"/>&lt;host/&gt;</text:p>
      <text:p text:style-name="Code"><text:s text:c="3"/>&lt;yepguid&gt;ab6205f37503eed745&lt;/yepguid&gt;</text:p>
      <text:p text:style-name="Code"><text:s text:c="3"/>&lt;yepsecret&gt;3549049a673565ße847bb465&lt;/yepsecret&gt; &lt;!-- is this needed? --&gt;</text:p>
      <text:p text:style-name="Code"><text:s text:c="3"/>&lt;product version=”10” release=”” arch=”i686”&gt;</text:p>
      <text:p text:style-name="Code"><text:s text:c="5"/>&lt;![CDATA[SUSE-Linux-Enterprise-Desktop-SP1]]&gt; </text:p>
      <text:p text:style-name="Code"><text:s text:c="3"/>&lt;/product&gt;</text:p>
      <text:p text:style-name="Code"><text:s text:c="3"/>&lt;param id="processor"&gt;i686&lt;/parameter&gt;</text:p>
      <text:p text:style-name="Code"><text:soft-page-break/><text:s text:c="3"/>&lt;param id="platform"&gt;i386&lt;/parameter&gt;</text:p>
      <text:p text:style-name="Code"><text:s text:c="3"/>&lt;param id="timezone"&gt;US/Mountain&lt;/parameter&gt;</text:p>
      <text:p text:style-name="Code"><text:s text:c="2"/>&lt;/register&gt;</text:p>
      <text:p text:style-name="Code"><text:span text:style-name="T2">&lt;/bulkop&gt;</text:span></text:p>
      <text:p text:style-name="Code"><text:span text:style-name="T2"/></text:p>
      <text:p text:style-name="Text_20_body"><text:span text:style-name="T2">The answer from NCC should be a </text:span><text:span text:style-name="T1">&lt;bulkstatus&gt;</text:span><text:span text:style-name="T2"> block.</text:span></text:p>
      <text:p text:style-name="Text_20_body"><text:span text:style-name="T2"/></text:p>
      <text:p text:style-name="Text_20_body"><text:span text:style-name="T2">Example:</text:span></text:p>
      <text:p text:style-name="Code"><text:span text:style-name="T2">&lt;bulkstatus</text:span> xmlns="<text:a xlink:type="simple" xlink:href="http://www.novell.com/xml/center/regsvc-1_0">http://www.novell.com/xml/center/regsvc-1_0</text:a>"</text:p>
      <text:p text:style-name="Code"><text:s text:c="12"/>lang="en"&gt;</text:p>
      <text:p text:style-name="Code"><text:span text:style-name="T2"><text:s text:c="2"/>&lt;status error=”true” operation=”register”&gt;</text:span></text:p>
      <text:p text:style-name="Code"><text:span text:style-name="T2"><text:s text:c="4"/>&lt;guid&gt;1badbeef4abadb01&lt;/guid&gt;</text:span></text:p>
      <text:p text:style-name="Code"><text:span text:style-name="T2"><text:s text:c="4"/>&lt;message&gt;There comes an error message&lt;/message&gt;</text:span></text:p>
      <text:p text:style-name="Code"><text:span text:style-name="T2"><text:s text:c="2"/>&lt;/status&gt;</text:span></text:p>
      <text:p text:style-name="Code"><text:span text:style-name="T2"><text:s text:c="2"/>&lt;status error=”false” operation=”de-register”&gt;</text:span></text:p>
      <text:p text:style-name="Code"><text:span text:style-name="T2"><text:s text:c="4"/>&lt;guid&gt;ef4abadb01735540a7f5354&lt;/guid&gt;</text:span></text:p>
      <text:p text:style-name="Code"><text:span text:style-name="T2"><text:s text:c="2"/>&lt;/status&gt;</text:span></text:p>
      <text:p text:style-name="Code"><text:span text:style-name="T2"><text:s text:c="2"/>&lt;status error=”false” operation=”register”&gt;</text:span></text:p>
      <text:p text:style-name="Code"><text:span text:style-name="T2"><text:s text:c="4"/>&lt;guid&gt;ef4abadb01735540a7f5354&lt;/guid&gt;</text:span></text:p>
      <text:p text:style-name="Code"><text:span text:style-name="T2"><text:s text:c="2"/>&lt;/status&gt;</text:span></text:p>
      <text:p text:style-name="Code"><text:span text:style-name="T2">&lt;/bulkstatus&gt;</text:span></text:p>
      <text:p text:style-name="Code"><text:span text:style-name="T2"/></text:p>
      <text:p text:style-name="Text_20_body"><text:span text:style-name="T1">&lt;bulkstatus&gt;</text:span><text:span text:style-name="T2"> include a </text:span><text:span text:style-name="T1">&lt;status&gt;</text:span><text:span text:style-name="T2"> block for every command in </text:span><text:span text:style-name="T1">&lt;bulkop&gt;</text:span><text:span text:style-name="T2"> . The </text:span><text:span text:style-name="T1">&lt;status&gt;</text:span><text:span text:style-name="T2"> element has two attributes.</text:span></text:p>
      <text:list text:style-name="L1">
        <text:list-item>
          <text:p text:style-name="P2"><text:span text:style-name="T2">error – true/false to indicate if this operation was successful or not</text:span></text:p>
        </text:list-item>
        <text:list-item>
          <text:p text:style-name="P2"><text:span text:style-name="T2">operation – to describe which type of operation this status block is for. The value of operation is the element name of the bulk operation.</text:span></text:p>
        </text:list-item>
      </text:list>
      <text:p text:style-name="Text_20_body"><text:span text:style-name="T2">Inside of </text:span><text:span text:style-name="T1">&lt;status&gt;</text:span><text:span text:style-name="T2"> two elements are possible.</text:span></text:p>
      <text:list text:style-name="L2">
        <text:list-item>
          <text:p text:style-name="P4"><text:span text:style-name="T2">guid – the client guid for which this operation was for. (required)</text:span></text:p>
        </text:list-item>
        <text:list-item>
          <text:p text:style-name="P4"><text:span text:style-name="T2">message – A message. Required in case of an error. On success this message can be omitted.</text:span></text:p>
        </text:list-item>
      </text:list>
      <text:p text:style-name="Text_20_body"><text:span text:style-name="T2"/></text:p>
      <text:p text:style-name="Text_20_body"><text:span text:style-name="T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StarSymbol" svg:font-family="StarSymbol"/>
    <style:font-face style:name="Cumberland AMT" svg:font-family="'Cumberland AMT'" style:font-adornments="Standard" style:font-family-generic="modern" style:font-pitch="fixed"/>
    <style:font-face style:name="Thorndale AMT" svg:font-family="'Thorndale AMT'" style:font-family-generic="roman" style:font-pitch="variable"/>
    <style:font-face style:name="Albany AMT" svg:font-family="'Albany AMT'" style:font-family-generic="swiss" style:font-pitch="variable"/>
    <style:font-face style:name="Albany AMT1" svg:font-family="'Albany AMT'" style:font-family-generic="system"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horndale AMT" fo:font-size="12pt" fo:language="en" fo:country="US"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lbany AMT" fo:font-size="14pt" style:font-name-asian="Albany AMT1" style:font-size-asian="14pt" style:font-name-complex="Lucida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sans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text-properties style:font-name="Cumberland AMT" fo:font-size="10pt" style:font-size-asian="10.5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quare-mode="fals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characters="true" style:layout-grid-square-mode="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8-02-04T12:42:17</meta:creation-date>
    <dc:date>2008-02-04T14:12:53</dc:date>
    <meta:editing-cycles>3</meta:editing-cycles>
    <meta:editing-duration>PT1H30M38S</meta:editing-duration>
    <meta:user-defined meta:name="Info 1"/>
    <meta:user-defined meta:name="Info 2"/>
    <meta:user-defined meta:name="Info 3"/>
    <meta:user-defined meta:name="Info 4"/>
    <meta:document-statistic meta:table-count="0" meta:image-count="0" meta:object-count="0" meta:page-count="4" meta:paragraph-count="115" meta:word-count="826" meta:character-count="5989"/>
  </office:meta>
</office:document-meta>
</file>